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EZ CHANCO FREDI GREGOR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3721435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AÑET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EREZ CHANCO FREDI GREGO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972143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7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00:40:0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